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nry Ponton – Company A <text:line-break/></text:p>
      <text:p text:style-name="Standard">goes by Pete</text:p>
      <text:p text:style-name="Standard"/>
      <text:p text:style-name="Standard"><text:s/>Born on June 26<text:span text:style-name="T1">th</text:span> in Fredreck 1922</text:p>
      <text:p text:style-name="Standard"/>
      <text:p text:style-name="Standard">325 W. Patrick St. </text:p>
      <text:p text:style-name="Standard"/>
      <text:p text:style-name="Standard">one brother two sisters </text:p>
      <text:p text:style-name="Standard"><text:tab/>he was the youngest in the family <text:tab/></text:p>
      <text:p text:style-name="Standard"/>
      <text:p text:style-name="Standard">Father born in Brunswick </text:p>
      <text:p text:style-name="Standard"><text:tab/>he owned a plaster mill </text:p>
      <text:p text:style-name="Standard"><text:tab/></text:p>
      <text:p text:style-name="Standard">During the depression</text:p>
      <text:p text:style-name="Standard"><text:tab/>he was not sure, he was pretty poor during depression </text:p>
      <text:p text:style-name="Standard"><text:tab/></text:p>
      <text:p text:style-name="Standard">his parents divorced </text:p>
      <text:p text:style-name="Standard"><text:tab/>his father was busy in the summer </text:p>
      <text:p text:style-name="Standard"><text:tab/></text:p>
      <text:p text:style-name="Standard">his mother worked as well </text:p>
      <text:p text:style-name="Standard"/>
      <text:p text:style-name="Standard">Growing up </text:p>
      <text:p text:style-name="Standard"><text:tab/>there was not a whole lot to do </text:p>
      <text:p text:style-name="Standard"><text:tab/>Oprea House and Fredrick Theater </text:p>
      <text:p text:style-name="Standard"><text:tab/><text:tab/>he went to movies a lot </text:p>
      <text:p text:style-name="Standard"/>
      <text:p text:style-name="Standard">there were still horses working even with the influx of cars </text:p>
      <text:p text:style-name="Standard"><text:tab/>they would ride in the wagons on south street </text:p>
      <text:p text:style-name="Standard"><text:tab/>parents knew this went on</text:p>
      <text:p text:style-name="Standard"/>
      <text:p text:style-name="Standard">he remembers the Ice box and ice trucks </text:p>
      <text:p text:style-name="Standard"><text:tab/></text:p>
      <text:p text:style-name="Standard">The depression </text:p>
      <text:p text:style-name="Standard"><text:tab/>his mother's sister helped them financially </text:p>
      <text:p text:style-name="Standard"><text:tab/>families had to help each other </text:p>
      <text:p text:style-name="Standard"/>
      <text:p text:style-name="Standard">he had a radio </text:p>
      <text:p text:style-name="Standard"><text:tab/>he probably heard fireside chats </text:p>
      <text:p text:style-name="Standard"><text:tab/>he listened to “The Shadow”</text:p>
      <text:p text:style-name="Standard"/>
      <text:p text:style-name="Standard">there was a great deal of unemployment until 1936 which they built a sewer system</text:p>
      <text:p text:style-name="Standard"><text:tab/>this opened up jobs </text:p>
      <text:p text:style-name="Standard">his <text:s/>mother did not talk much about the depression </text:p>
      <text:p text:style-name="Standard"><text:tab/>he did not see his father </text:p>
      <text:p text:style-name="Standard">His mother never owned a car </text:p>
      <text:p text:style-name="Standard"/>
      <text:p text:style-name="Standard"><text:tab/>Only his brother had a car </text:p>
      <text:p text:style-name="Standard"><text:tab/><text:tab/></text:p>
      <text:p text:style-name="Standard"><text:soft-page-break/>Grover Ponton</text:p>
      <text:p text:style-name="Standard"/>
      <text:p text:style-name="Standard">he started school in a class room called the chicken coop</text:p>
      <text:p text:style-name="Standard"><text:tab/>the next grades were inside </text:p>
      <text:p text:style-name="Standard"><text:tab/>this was by 1930</text:p>
      <text:p text:style-name="Standard"/>
      <text:p text:style-name="Standard">He only went to school only until grade 11</text:p>
      <text:p text:style-name="Standard"><text:tab/>he quit school to work for Heartman roofing </text:p>
      <text:p text:style-name="Standard"><text:tab/>he heard of Grange </text:p>
      <text:p text:style-name="Standard"/>
      <text:p text:style-name="Standard">Leaving school was not a big deal</text:p>
      <text:p text:style-name="Standard"><text:tab/>his brother did the same </text:p>
      <text:p text:style-name="Standard"><text:tab/></text:p>
      <text:p text:style-name="Standard">His older sister worked for the telephone company </text:p>
      <text:p text:style-name="Standard"><text:tab/>Emily May</text:p>
      <text:p text:style-name="Standard"><text:tab/>- other sister - Marie Elizabeth</text:p>
      <text:p text:style-name="Standard"/>
      <text:p text:style-name="Standard"/>
      <text:p text:style-name="Standard">Joined the national Guard </text:p>
      <text:p text:style-name="Standard"><text:tab/>June 1<text:span text:style-name="T1">st</text:span> 1940 </text:p>
      <text:p text:style-name="Standard"><text:tab/><text:tab/>you had to be 21 to enter, he entered at 19 </text:p>
      <text:p text:style-name="Standard"><text:tab/><text:tab/>his brother was in the guard since 1934</text:p>
      <text:p text:style-name="Standard"/>
      <text:p text:style-name="Standard">Every Monday night and a summer camp </text:p>
      <text:p text:style-name="Standard"><text:tab/>Ponton joined for three years </text:p>
      <text:p text:style-name="Standard"><text:tab/></text:p>
      <text:p text:style-name="Standard">In August he went to New York for three weeks for training </text:p>
      <text:p text:style-name="Standard"><text:tab/>he got to know a great deal of the company </text:p>
      <text:p text:style-name="Standard"><text:tab/></text:p>
      <text:p text:style-name="Standard">Three Weeks of training </text:p>
      <text:p text:style-name="Standard"><text:tab/>it was cold during the night </text:p>
      <text:p text:style-name="Standard"><text:tab/>he worked in the supply room (Armory)</text:p>
      <text:p text:style-name="Standard"><text:tab/><text:tab/>he took care of all the weapons </text:p>
      <text:p text:style-name="Standard"><text:tab/>The captain Guy Anderson made him an assistant to the supply sergent</text:p>
      <text:p text:style-name="Standard"><text:tab/>he was taking care of 45's M1's 30 cals, etc</text:p>
      <text:p text:style-name="Standard"/>
      <text:p text:style-name="Standard">The weapons</text:p>
      <text:p text:style-name="Standard"><text:tab/>few were from the Great War</text:p>
      <text:p text:style-name="Standard"><text:tab/>the helmets were the same for a while </text:p>
      <text:p text:style-name="Standard"><text:tab/></text:p>
      <text:p text:style-name="Standard">After three weeks he returned home and then he was called into service </text:p>
      <text:p text:style-name="Standard"><text:tab/></text:p>
      <text:p text:style-name="Standard">He was slightly following the Nazi take over </text:p>
      <text:p text:style-name="Standard"><text:tab/>learned from news papers </text:p>
      <text:p text:style-name="Standard"><text:tab/>he never knew where the nations were</text:p>
      <text:p text:style-name="Standard"/>
      <text:p text:style-name="Standard">Ponton never gave the war that much thought </text:p>
      <text:p text:style-name="Standard"><text:tab/>the national guard did not talk about it </text:p>
      <text:p text:style-name="Standard"/>
      <text:p text:style-name="Standard"><text:soft-page-break/>he intended on staying in the nation </text:p>
      <text:p text:style-name="Standard"><text:tab/>The guard helped flood victims in 1936</text:p>
      <text:p text:style-name="Standard"><text:tab/><text:tab/>March of 36 there was a bad snow storm</text:p>
      <text:p text:style-name="Standard"><text:tab/><text:tab/><text:tab/>this melted and this caused a massive flood</text:p>
      <text:p text:style-name="Standard"><text:tab/>His brother was there but never told the story </text:p>
      <text:p text:style-name="Standard"/>
      <text:p text:style-name="Standard">In Summer of 41 </text:p>
      <text:p text:style-name="Standard"><text:tab/>they headed to the Carolinas for manuvers </text:p>
      <text:p text:style-name="Standard"><text:tab/>these lasted another three weeks </text:p>
      <text:p text:style-name="Standard"><text:tab/>the whole division was involved with the drills </text:p>
      <text:p text:style-name="Standard"><text:tab/>he did not see a change in the supplies </text:p>
      <text:p text:style-name="Standard"><text:tab/><text:tab/>War Games </text:p>
      <text:p text:style-name="Standard"><text:tab/>Hot as the Devil in th south in the summer </text:p>
      <text:p text:style-name="Standard"><text:tab/><text:tab/>snakes, bugs, heat</text:p>
      <text:p text:style-name="Standard"/>
      <text:p text:style-name="Standard"><text:tab/>he was transported by truck</text:p>
      <text:p text:style-name="Standard"><text:tab/><text:tab/>they camped in the open fields </text:p>
      <text:p text:style-name="Standard"><text:tab/></text:p>
      <text:p text:style-name="Standard">This training did not make a difference </text:p>
      <text:p text:style-name="Standard"><text:tab/>Ponton did the same thing over in America as he did overseas </text:p>
      <text:p text:style-name="Standard"><text:tab/></text:p>
      <text:p text:style-name="Standard">Fall of 41</text:p>
      <text:p text:style-name="Standard"><text:tab/>Japan's potential </text:p>
      <text:p text:style-name="Standard"><text:tab/><text:tab/>he was on his way back from Carolina Manuvers </text:p>
      <text:p text:style-name="Standard"><text:tab/><text:tab/>In Dec. of 41 they stopped at a truck stop </text:p>
      <text:p text:style-name="Standard"><text:tab/><text:tab/>they heard the event on the radio </text:p>
      <text:p text:style-name="Standard"><text:tab/>he did not hear the speech, they took the word that Pearl Harbor had been bombed </text:p>
      <text:p text:style-name="Standard"><text:tab/></text:p>
      <text:p text:style-name="Standard">National Guard mobilized in February of 41 </text:p>
      <text:p text:style-name="Standard"><text:tab/>He was sent to Pennsilvania </text:p>
      <text:p text:style-name="Standard"><text:tab/><text:tab/>he was in guard duties until september of 42</text:p>
      <text:p text:style-name="Standard"/>
      <text:p text:style-name="Standard">they went to Florida </text:p>
      <text:p text:style-name="Standard"><text:tab/>In July of 1942 he was married </text:p>
      <text:p text:style-name="Standard"><text:tab/><text:tab/>he met his wife on the Fourth of July </text:p>
      <text:p text:style-name="Standard"><text:tab/>His wife felt as everyone else did </text:p>
      <text:p text:style-name="Standard"><text:tab/><text:tab/>she lived with her parents for the time </text:p>
      <text:p text:style-name="Standard"><text:tab/>she came to visit him in Camp Landing </text:p>
      <text:p text:style-name="Standard"><text:tab/><text:tab/>he only saw her for a few days before shipping out to New Jersey </text:p>
      <text:p text:style-name="Standard"><text:tab/></text:p>
      <text:p text:style-name="Standard">He got on the Queen Elizabeth</text:p>
      <text:p text:style-name="Standard"><text:tab/>he was not the first </text:p>
      <text:p text:style-name="Standard"><text:tab/>October 4-5<text:span text:style-name="T1">th</text:span> <text:s/>they sailed out of New York Harbor</text:p>
      <text:p text:style-name="Standard"><text:tab/>with 15,000 troops </text:p>
      <text:p text:style-name="Standard"><text:tab/>he sailed out in the day time, but they had to stay below deck</text:p>
      <text:p text:style-name="Standard"><text:tab/><text:tab/>they went south and then east towards england </text:p>
      <text:p text:style-name="Standard"><text:tab/>The ship was too fast for the escort </text:p>
      <text:p text:style-name="Standard"><text:tab/><text:tab/>the ship moved around to keep movements hidden </text:p>
      <text:p text:style-name="Standard"/>
      <text:p text:style-name="Standard"><text:soft-page-break/>the ship was crowded and they did not have a lot of room on the ship </text:p>
      <text:p text:style-name="Standard"><text:tab/>they only had two meals a day </text:p>
      <text:p text:style-name="Standard"><text:tab/></text:p>
      <text:p text:style-name="Standard">It took them five days and then they reached Scotland</text:p>
      <text:p text:style-name="Standard"><text:tab/>South Hampton was the original target </text:p>
      <text:p text:style-name="Standard"><text:tab/>they saw a great deal of the locals </text:p>
      <text:p text:style-name="Standard"><text:tab/></text:p>
      <text:p text:style-name="Standard">They came ashore and they went to Oxford by Train</text:p>
      <text:p text:style-name="Standard"><text:tab/>he was in a barracks there </text:p>
      <text:p text:style-name="Standard"><text:tab/>the division was stationed all over the place </text:p>
      <text:p text:style-name="Standard"><text:tab/>the 115<text:span text:style-name="T1">th</text:span> was stationed in Oxford </text:p>
      <text:p text:style-name="Standard"><text:tab/><text:tab/>there was a great deal of people from Pennsilvania</text:p>
      <text:p text:style-name="Standard"><text:tab/>they got most of the supplys before they left for england</text:p>
      <text:p text:style-name="Standard"><text:tab/><text:tab/>they may have got Bazookas here </text:p>
      <text:p text:style-name="Standard"/>
      <text:p text:style-name="Standard">They trained every day</text:p>
      <text:p text:style-name="Standard"><text:tab/>they spent days in the Moors Mountains </text:p>
      <text:p text:style-name="Standard"><text:tab/>they practiced War games and perfomed a 20 mile march </text:p>
      <text:p text:style-name="Standard"><text:tab/></text:p>
      <text:p text:style-name="Standard">London was getting bombed, they heard the airraid sirens </text:p>
      <text:p text:style-name="Standard"><text:tab/>they were never shelled by Germans </text:p>
      <text:p text:style-name="Standard"/>
      <text:p text:style-name="Standard">He went to London a few times for the pubs </text:p>
      <text:p text:style-name="Standard"><text:tab/>he saw the destruction </text:p>
      <text:p text:style-name="Standard"><text:tab/></text:p>
      <text:p text:style-name="Standard">The British News Papers kept everyone in the loop</text:p>
      <text:p text:style-name="Standard"><text:tab/>he never heard Winston Chruchill</text:p>
      <text:p text:style-name="Standard"/>
      <text:p text:style-name="Standard">He moved to another barracks </text:p>
      <text:p text:style-name="Standard"><text:tab/>they practiced landing </text:p>
      <text:p text:style-name="Standard"><text:tab/>they trained for the invasion </text:p>
      <text:p text:style-name="Standard"/>
      <text:p text:style-name="Standard">The 4<text:span text:style-name="T1">th</text:span> division </text:p>
      <text:p text:style-name="Standard"><text:tab/>they were on a landing craft in English channel</text:p>
      <text:p text:style-name="Standard"><text:tab/>U-Boats sunk the ship </text:p>
      <text:p text:style-name="Standard"><text:tab/>they did not know about it until after the war </text:p>
      <text:p text:style-name="Standard"><text:tab/></text:p>
      <text:p text:style-name="Standard">There was a top secret aspect about the mission </text:p>
      <text:p text:style-name="Standard"><text:tab/>he wrote to his wife </text:p>
      <text:p text:style-name="Standard"><text:tab/></text:p>
      <text:p text:style-name="Standard">The place they trained was like Normandy</text:p>
      <text:p text:style-name="Standard"><text:tab/>they swam with their gear on the train for this </text:p>
      <text:p text:style-name="Standard"><text:tab/></text:p>
      <text:p text:style-name="Standard">Ponton did not have to carry anything substantial </text:p>
      <text:p text:style-name="Standard"><text:tab/>the supply train would bring weapons in </text:p>
      <text:p text:style-name="Standard"><text:tab/></text:p>
      <text:p text:style-name="Standard">All the guys had a feeling they were going to be involved </text:p>
      <text:p text:style-name="Standard"><text:tab/>in June they got a sense security was tightening</text:p>
      <text:p text:style-name="Standard"><text:tab/>they were not allowed to leave the camp anymore </text:p>
      <text:p text:style-name="Standard"><text:soft-page-break/><text:tab/>Capt. Nukem</text:p>
      <text:p text:style-name="Standard"><text:tab/>Lt. Rhine</text:p>
      <text:p text:style-name="Standard"><text:tab/>Lt. Dunlap</text:p>
      <text:p text:style-name="Standard"><text:tab/>etc. </text:p>
      <text:p text:style-name="Standard"/>
      <text:p text:style-name="Standard">Beginning of June 1944</text:p>
      <text:p text:style-name="Standard"><text:tab/>they are told about the invasion</text:p>
      <text:p text:style-name="Standard"><text:tab/>they spent time in the barracks until they were given the orders to load onto the ships </text:p>
      <text:p text:style-name="Standard"><text:tab/>on 2<text:span text:style-name="T1">nd</text:span> or 3<text:span text:style-name="T1">rd</text:span> of june </text:p>
      <text:p text:style-name="Standard"/>
      <text:p text:style-name="Standard"><text:tab/>There were about 1000 people on the LCI</text:p>
      <text:p text:style-name="Standard"><text:tab/>the weather was rainy and windy </text:p>
      <text:p text:style-name="Standard"><text:tab/><text:tab/>they stayed in port for then it was called off </text:p>
      <text:p text:style-name="Standard"><text:tab/></text:p>
      <text:p text:style-name="Standard"><text:tab/>he did not hear Eisenhower's message </text:p>
      <text:p text:style-name="Standard"><text:tab/><text:tab/></text:p>
      <text:p text:style-name="Standard"><text:tab/>He never thought much about the event at the time </text:p>
      <text:p text:style-name="Standard"><text:tab/><text:tab/>it took them a day and half to cross the channel </text:p>
      <text:p text:style-name="Standard"/>
      <text:p text:style-name="Standard">Morning of D-Day <text:s/>9:00 am</text:p>
      <text:p text:style-name="Standard"><text:tab/>June 6<text:span text:style-name="T1">th</text:span> </text:p>
      <text:p text:style-name="Standard"><text:tab/>the sight lines are blocked </text:p>
      <text:p text:style-name="Standard"><text:tab/><text:tab/>they knew who was in the first and second waves </text:p>
      <text:p text:style-name="Standard"><text:tab/>He went dow the ladders of the landing craft </text:p>
      <text:p text:style-name="Standard"><text:tab/><text:tab/>they heard all the shots and the shelling </text:p>
      <text:p text:style-name="Standard"><text:tab/>continuous shelling </text:p>
      <text:p text:style-name="Standard"><text:tab/><text:tab/>they saw a lot of dead and the cliffs in front of them </text:p>
      <text:p text:style-name="Standard"><text:tab/>he did not expect this to happen </text:p>
      <text:p text:style-name="Standard"><text:tab/><text:tab/>they did not expect to fight the first day </text:p>
      <text:p text:style-name="Standard"><text:tab/><text:tab/>there was heavy resistance </text:p>
      <text:p text:style-name="Standard"><text:tab/>Both Small arms and Artillery </text:p>
      <text:p text:style-name="Standard"><text:tab/></text:p>
      <text:p text:style-name="Standard">He was not scared when he was on the beach</text:p>
      <text:p text:style-name="Standard"><text:tab/>when looking back he saw the whole battle scene </text:p>
      <text:p text:style-name="Standard"><text:tab/>he witnessed the Landing craft explode</text:p>
      <text:p text:style-name="Standard"/>
      <text:p text:style-name="Standard">He reached top of the cliffs within a half hour </text:p>
      <text:p text:style-name="Standard"><text:tab/>he did see any of the officers during the battle </text:p>
      <text:p text:style-name="Standard"><text:tab/>they did not dig in until D-Day night </text:p>
      <text:p text:style-name="Standard"/>
      <text:p text:style-name="Standard">There was not much protection on the beach besides a broken down talk </text:p>
      <text:p text:style-name="Standard"><text:tab/></text:p>
      <text:p text:style-name="Standard"><text:tab/>Main Goal was to get off the beach </text:p>
      <text:p text:style-name="Standard"/>
      <text:p text:style-name="Standard">D-Day Night </text:p>
      <text:p text:style-name="Standard"><text:tab/>they got to a sunken road </text:p>
      <text:p text:style-name="Standard"><text:tab/><text:tab/>three soldiers down in a ditch </text:p>
      <text:p text:style-name="Standard"><text:tab/><text:tab/><text:tab/>Two friends Lindsey and Sire</text:p>
      <text:p text:style-name="Standard"/>
      <text:p text:style-name="Standard"><text:soft-page-break/>Schrider was the first casualty of A company </text:p>
      <text:p text:style-name="Standard"><text:tab/>Junior Gray from Ohio got wounded as well </text:p>
      <text:p text:style-name="Standard"/>
      <text:p text:style-name="Standard">they did not know what truly killed their comrdes </text:p>
      <text:p text:style-name="Standard"><text:tab/>it was at night </text:p>
      <text:p text:style-name="Standard"/>
      <text:p text:style-name="Standard">yet they could see slightly </text:p>
      <text:p text:style-name="Standard"><text:tab/>he did not see any medics to assist the wounded and the dead until later in the night </text:p>
      <text:p text:style-name="Standard"/>
      <text:p text:style-name="Standard">he did not sleep that night </text:p>
      <text:p text:style-name="Standard"><text:tab/>he did not eat anything </text:p>
      <text:p text:style-name="Standard"/>
      <text:p text:style-name="Standard">Col. Blatt was killed on the beach, Ponton trained under him </text:p>
      <text:p text:style-name="Standard"><text:tab/>Major Morris took over </text:p>
      <text:p text:style-name="Standard"/>
      <text:p text:style-name="Standard"/>
      <text:p text:style-name="Standard">D-Day Plus 1</text:p>
      <text:p text:style-name="Standard"><text:tab/>the first sergent Elton Shay got some of the men together </text:p>
      <text:p text:style-name="Standard"><text:tab/>they outfitted the tanks to overcome all the obsticles </text:p>
      <text:p text:style-name="Standard"/>
      <text:p text:style-name="Standard"><text:tab/>The Ammunition Train brought the supplies to the front </text:p>
      <text:p text:style-name="Standard"><text:tab/><text:tab/>already, right after the battle </text:p>
      <text:p text:style-name="Standard"/>
      <text:p text:style-name="Standard"/>
      <text:p text:style-name="Standard">His mission then became that of a regular </text:p>
      <text:p text:style-name="Standard"><text:tab/>the first day they could see German Soldiers, none in the Fence-rows</text:p>
      <text:p text:style-name="Standard"><text:tab/>and the <text:s/></text:p>
      <text:p text:style-name="Standard"/>
      <text:p text:style-name="Standard">The company was on a night march </text:p>
      <text:p text:style-name="Standard"><text:tab/>one comrade was hit by a White Phosoherus grenade </text:p>
      <text:p text:style-name="Standard"><text:tab/>a German soldier was wounded and screaming, they released the grenade </text:p>
      <text:p text:style-name="Standard"/>
      <text:p text:style-name="Standard">St. Lowe was their objective</text:p>
      <text:p text:style-name="Standard"><text:tab/>They never got to St. Lowe until the town fell </text:p>
      <text:p text:style-name="Standard"/>
      <text:p text:style-name="Standard">There was a counter attack by German Paratroopers </text:p>
      <text:p text:style-name="Standard"><text:tab/>he was not close to this event </text:p>
      <text:p text:style-name="Standard"/>
      <text:p text:style-name="Standard">That's when he got weapons back from the front and get them back into fighting shape</text:p>
      <text:p text:style-name="Standard"><text:tab/>most were machine guns and rifes </text:p>
      <text:p text:style-name="Standard"><text:tab/>they got a lot of German weapons – they would store most of this </text:p>
      <text:p text:style-name="Standard"><text:tab/><text:tab/>when the war was over he got two of the guns home</text:p>
      <text:p text:style-name="Standard"><text:tab/><text:tab/>Most common Mausser 98k</text:p>
      <text:p text:style-name="Standard"/>
      <text:p text:style-name="Standard">Burial Detail</text:p>
      <text:p text:style-name="Standard"><text:tab/>Sgt. Burnstien </text:p>
      <text:p text:style-name="Standard"><text:tab/><text:tab/>he was responsible for gathering the dead and their personal belonging to send home </text:p>
      <text:p text:style-name="Standard"><text:tab/><text:tab/>he had four or five guys under him </text:p>
      <text:p text:style-name="Standard"/>
      <text:p text:style-name="Standard"><text:soft-page-break/></text:p>
      <text:p text:style-name="Standard"/>
      <text:p text:style-name="Standard">he was usually behind the infantry in trucks </text:p>
      <text:p text:style-name="Standard"><text:tab/></text:p>
      <text:p text:style-name="Standard"><text:tab/>he heard about the front lines by word of mouth</text:p>
      <text:p text:style-name="Standard"/>
      <text:p text:style-name="Standard">It took the company one day to get to Brest</text:p>
      <text:p text:style-name="Standard"><text:tab/>there was not much to see</text:p>
      <text:p text:style-name="Standard"><text:tab/>if you got back far enough you couldn't see anything </text:p>
      <text:p text:style-name="Standard"/>
      <text:p text:style-name="Standard"><text:tab/>There was a great deal of resistance </text:p>
      <text:p text:style-name="Standard"/>
      <text:p text:style-name="Standard">He set up a tarp </text:p>
      <text:p text:style-name="Standard"><text:tab/>you did not need much tools, most can be replaced by hand </text:p>
      <text:p text:style-name="Standard"><text:tab/>they had a suply seargent that delivered the arms to the front lines</text:p>
      <text:p text:style-name="Standard"><text:tab/><text:tab/>Ray Spurrier </text:p>
      <text:p text:style-name="Standard"><text:tab/><text:tab/>he also had cooks go with him as well </text:p>
      <text:p text:style-name="Standard"/>
      <text:p text:style-name="Standard"/>
      <text:p text:style-name="Standard"><text:tab/>Ponton's sergent ordered him to destory an american artillery spot that as destroying American <text:tab/>troops </text:p>
      <text:p text:style-name="Standard"><text:tab/>they planted TNT on it and it blew up </text:p>
      <text:p text:style-name="Standard"/>
      <text:p text:style-name="Standard"/>
      <text:p text:style-name="Standard">The </text:p>
      <text:p text:style-name="Standard"/>
      <text:p text:style-name="Standard"/>
      <text:p text:style-name="Standard">Surrender of Brest</text:p>
      <text:p text:style-name="Standard"><text:tab/>he never reached the town itself</text:p>
      <text:p text:style-name="Standard"><text:tab/>the next objective, he was sent to holland </text:p>
      <text:p text:style-name="Standard"><text:tab/><text:tab/>took 4-5 days to reach Holland – they only traveled at night </text:p>
      <text:p text:style-name="Standard"><text:tab/></text:p>
      <text:p text:style-name="Standard">Christmas of 44 </text:p>
      <text:p text:style-name="Standard"><text:tab/>Americans and Germans got into a dogfight in the skys</text:p>
      <text:p text:style-name="Standard"><text:tab/><text:tab/>4-5 planes flying around fighting </text:p>
      <text:p text:style-name="Standard">There was still a threat of the German Airforce </text:p>
      <text:p text:style-name="Standard"/>
      <text:p text:style-name="Standard">Country side like the states </text:p>
      <text:p text:style-name="Standard"><text:tab/></text:p>
      <text:p text:style-name="Standard">Harry Lewis from Brunswick was captured </text:p>
      <text:p text:style-name="Standard"><text:tab/></text:p>
      <text:p text:style-name="Standard">Ponton some damage in the cities of Europe </text:p>
      <text:p text:style-name="Standard"><text:tab/></text:p>
      <text:p text:style-name="Standard">He knew about the German offensive and he was going to be sent in but was not</text:p>
      <text:p text:style-name="Standard"><text:tab/>Ponton moved into Germany he remembers crossing the river after ward</text:p>
      <text:p text:style-name="Standard"><text:tab/><text:tab/>he had to cross pontune bridges</text:p>
      <text:p text:style-name="Standard"/>
      <text:p text:style-name="Standard">In Germany </text:p>
      <text:p text:style-name="Standard"><text:tab/>there was not man visits to too many towns </text:p>
      <text:p text:style-name="Standard"><text:soft-page-break/><text:tab/>did not have an extended stay in Auchen </text:p>
      <text:p text:style-name="Standard"/>
      <text:p text:style-name="Standard">Ponton witnessed forced labor of the poles </text:p>
      <text:p text:style-name="Standard"><text:tab/></text:p>
      <text:p text:style-name="Standard">He sam a few of the camps </text:p>
      <text:p text:style-name="Standard"><text:tab/>Men, Women and Children </text:p>
      <text:p text:style-name="Standard"><text:tab/>the people were in “not too good” conditions </text:p>
      <text:p text:style-name="Standard"/>
      <text:p text:style-name="Standard">He was also not aware of the Concentration camps at the time </text:p>
      <text:p text:style-name="Standard"><text:tab/>not until after the war </text:p>
      <text:p text:style-name="Standard"/>
      <text:p text:style-name="Standard">they had no idea about the magintude of the event </text:p>
      <text:p text:style-name="Standard"/>
      <text:p text:style-name="Standard">Jewish American soldiers being aware?</text:p>
      <text:p text:style-name="Standard"><text:tab/>Most of these men did not see the concentration camps</text:p>
      <text:p text:style-name="Standard"/>
      <text:p text:style-name="Standard">the company suffered a great deal of captures</text:p>
      <text:p text:style-name="Standard"/>
      <text:p text:style-name="Standard">Then he was transported to L company as a transfer </text:p>
      <text:p text:style-name="Standard"><text:tab/>he went to officer George Paxton </text:p>
      <text:p text:style-name="Standard"><text:tab/>and he tried to get transferred back </text:p>
      <text:p text:style-name="Standard"><text:tab/></text:p>
      <text:p text:style-name="Standard"/>
      <text:p text:style-name="Standard">from what they read and heard, the war would end soon </text:p>
      <text:p text:style-name="Standard"><text:tab/>they read Stars and Stripes </text:p>
      <text:p text:style-name="Standard"/>
      <text:p text:style-name="Standard">Anyone not want to be the last man killed?</text:p>
      <text:p text:style-name="Standard"><text:tab/>No</text:p>
      <text:p text:style-name="Standard"/>
      <text:p text:style-name="Standard">His family had a history of military service </text:p>
      <text:p text:style-name="Standard"/>
      <text:p text:style-name="Standard">When Germany surrendered </text:p>
      <text:p text:style-name="Standard"><text:tab/>they heard from a radio </text:p>
      <text:p text:style-name="Standard"><text:tab/></text:p>
      <text:p text:style-name="Standard">He remembers the death of FDR</text:p>
      <text:p text:style-name="Standard"><text:tab/></text:p>
      <text:p text:style-name="Standard">Generals </text:p>
      <text:p text:style-name="Standard"><text:tab/>Gerheart – Ponton saw him a bunch of times </text:p>
      <text:p text:style-name="Standard"/>
      <text:p text:style-name="Standard"><text:s/>he saw George C. Marshall spent some time in the moors </text:p>
      <text:p text:style-name="Standard"/>
      <text:p text:style-name="Standard">Everyone knew what to expect in everything</text:p>
      <text:p text:style-name="Standard"/>
      <text:p text:style-name="Standard">Ponton saw Eisenhow in England </text:p>
      <text:p text:style-name="Standard"><text:tab/>he was reviewing the troops in a formal standpoint</text:p>
      <text:p text:style-name="Standard"><text:tab/>the whole division saw him </text:p>
      <text:p text:style-name="Standard"/>
      <text:p text:style-name="Standard">Post War </text:p>
      <text:p text:style-name="Standard"><text:tab/>German Civilian reaction</text:p>
      <text:p text:style-name="Standard"><text:soft-page-break/><text:tab/>no one wanted to be a Nazi</text:p>
      <text:p text:style-name="Standard"><text:tab/><text:tab/>they were all good Germans </text:p>
      <text:p text:style-name="Standard"/>
      <text:p text:style-name="Standard"/>
      <text:p text:style-name="Standard">Bermerhauven</text:p>
      <text:p text:style-name="Standard"><text:tab/>he was stationed there and he was waiting to go home </text:p>
      <text:p text:style-name="Standard"><text:tab/>Ponton was given no duties at this time </text:p>
      <text:p text:style-name="Standard"><text:tab/></text:p>
      <text:p text:style-name="Standard">There was some talk of having to go to the pacific </text:p>
      <text:p text:style-name="Standard"><text:tab/>he knew about the war from the papers</text:p>
      <text:p text:style-name="Standard"/>
      <text:p text:style-name="Standard">he then went to another division in a German farming community </text:p>
      <text:p text:style-name="Standard"><text:tab/>Ponton went to France and then they were told they were flying home </text:p>
      <text:p text:style-name="Standard">they orders came in Shipping him back to England </text:p>
      <text:p text:style-name="Standard"><text:tab/>this took 5 days to get back to the US and finally he was able to see the statue of liberty </text:p>
      <text:p text:style-name="Standard">No one greeted him when he docked </text:p>
      <text:p text:style-name="Standard"><text:tab/></text:p>
      <text:p text:style-name="Standard"/>
      <text:p text:style-name="Standard">Ponton was discharged after only one month </text:p>
      <text:p text:style-name="Standard"><text:tab/>Oct.28<text:span text:style-name="T1">th</text:span> 1945</text:p>
      <text:p text:style-name="Standard">He went to work right after the war </text:p>
      <text:p text:style-name="Standard"><text:tab/>he drove a dumpster in the </text:p>
      <text:p text:style-name="Standard">In 46 his son Henry was born, then Michael </text:p>
      <text:p text:style-name="Standard"><text:tab/></text:p>
      <text:p text:style-name="Standard">He has not talked about this story with anyone before this </text:p>
      <text:p text:style-name="Standard"><text:tab/>his sons did not ask too much about it </text:p>
      <text:p text:style-name="Standard"><text:tab/><text:tab/></text:p>
      <text:p text:style-name="Standard">Ponton still has a great deal of items from this war, he still has the personal effects </text:p>
      <text:p text:style-name="Standard"><text:tab/></text:p>
      <text:p text:style-name="Standard">He still has weapons from the war and keeps them </text:p>
      <text:p text:style-name="Standard"/>
      <text:p text:style-name="Standard">The most difficult thing you had to endure in the service</text:p>
      <text:p text:style-name="Standard"><text:tab/>his father dying in 1943 he was in England</text:p>
      <text:p text:style-name="Standard"><text:tab/>that was a tough part of the time for Ponton </text:p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1T09:15:57</meta:creation-date>
    <dc:date>2017-03-21T22:45:09</dc:date>
    <meta:editing-duration>PT13H27M59S</meta:editing-duration>
    <meta:editing-cycles>2</meta:editing-cycles>
    <meta:generator>OpenOffice.org/3.4.1$Unix OpenOffice.org_project/341m1$Build-9593</meta:generator>
    <meta:document-statistic meta:table-count="0" meta:image-count="0" meta:object-count="0" meta:page-count="9" meta:paragraph-count="344" meta:word-count="2222" meta:character-count="11773"/>
  </office:meta>
</office:document-meta>
</file>